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OINTER ALIASING</text:span></text:p>
      <text:p text:style-name="P2"><text:span text:style-name="T2"/></text:p>
      <text:p text:style-name="P2"><text:span text:style-name="T3">ALIASING</text:span></text:p>
      <text:p text:style-name="P2"><text:span text:style-name="T3">One ptr is said to alias another ptr when both refer to the same location or object. It is illegal to create an alias of a different type than the original, this is the strict aliasing rule. Even though most of the time casting to a different type ptr would compile, the result would be undefined.</text:span></text:p>
      <text:p text:style-name="P2"><text:span text:style-name="T3"/></text:p>
      <text:p text:style-name="P2"><text:span text:style-name="T3">STRICT ALIASING</text:span></text:p>
      <text:p text:style-name="P3"><text:span text:style-name="T3">Strict aliasing is an assumption made by the compiler that dereferencing pointers to object of different types will never refer to the same memory location.<text:s/></text:span><text:span text:style-name="T4">If we violate strict aliasing, we might get the results we expect, however, if the compiler gets updated with new optimizations, it could break our code. </text:span></text:p>
      <text:p text:style-name="P3"><text:span text:style-name="T4">Given an object with effective type T1, using an lvalue expression of a different type T2 is undefined behaviour unless:</text:span></text:p>
      <text:list text:style-name="L4">
        <text:list-item>
          <text:p text:style-name="P4"><text:span text:style-name="T4">T1 and T2 are compatible types.<text:s/></text:span><text:a xlink:href="https://en.cppreference.com/w/c/language/type#Compatible_types"><text:span text:style-name="T5">https://en.cppreference.com/w/c/language/type#Compatible_types</text:span></text:a><text:span text:style-name="T6"/></text:p>
        </text:list-item>
        <text:list-item>
          <text:p text:style-name="P4"><text:span text:style-name="T6">T2 is cvr-qualified (const volatile restrict) version of a type that is compatible with T1.</text:span></text:p>
        </text:list-item>
        <text:list-item>
          <text:p text:style-name="P4"><text:span text:style-name="T6">T2 is a signed or unsigned version of a type that is compatible with T1.</text:span></text:p>
        </text:list-item>
        <text:list-item>
          <text:p text:style-name="P4"><text:span text:style-name="T6">T2 is an aggregate type or union type that includes one of the previously mentioned types among its members (including a member of a subaggreate or contained union).</text:span></text:p>
        </text:list-item>
        <text:list-item>
          <text:p text:style-name="P4"><text:span text:style-name="T6">T2 is a character type (char, signed char, or unsigned char).</text:span></text:p>
        </text:list-item>
      </text:list>
      <text:p text:style-name="P5"><draw:frame text:anchor-type="as-char" svg:width="170.18mm" svg:height="17.57mm" style:rel-width="scale" style:rel-height="scale"><draw:object-ole xlink:href="OleObj1"/><draw:image xlink:href="ObjectReplacements/OleObj1"/></draw:frame><text:span text:style-name="T6"/></text:p>
      <text:p text:style-name="P5"><text:a xlink:href="https://gist.github.com/shafik/848ae25ee209f698763cffee272a58f8"><text:span text:style-name="T7">https://gist.github.com/shafik/848ae25ee209f698763cffee272a58f8</text:span></text:a><text:span text:style-name="T8"/></text:p>
      <text:p text:style-name="P5"><text:a xlink:href="https://en.cppreference.com/w/c/language/object#Effective_type"><text:span text:style-name="T9">https://en.cppreference.com/w/c/language/object#Effective_type</text:span></text:a><text:span text:style-name="T10"/></text:p>
      <text:p text:style-name="P5"><text:span text:style-name="T10"/></text:p>
      <text:p text:style-name="P5"><text:span text:style-name="T10"/></text:p>
      <text:p text:style-name="P5"><text:span text:style-name="T10">TYPE PUNNING</text:span></text:p>
      <text:p text:style-name="P5"><text:span text:style-name="T10">Alias is useful in order to type pun. Type punning is interpreting a segment of memory as a different type. Its useful for tasks that want access to the underlying representation of an object to view, transport or manipulate. It used to be done the following way:</text:span></text:p>
      <text:p text:style-name="P5"><draw:frame text:anchor-type="as-char" svg:width="144.78mm" svg:height="16.93mm" style:rel-width="scale" style:rel-height="scale"><draw:object-ole xlink:href="OleObj2"/><draw:image xlink:href="ObjectReplacements/OleObj2"/></draw:frame><text:span text:style-name="T10"/></text:p>
      <text:p text:style-name="P5"><text:span text:style-name="T10">However, these are not valid aliasing, creating undefined behaviour.</text:span></text:p>
      <text:p text:style-name="P5"><text:span text:style-name="T10">The best way of doing this is using memcpy. For example we know int64_t is the same size as double:</text:span></text:p>
      <text:p text:style-name="P5"><draw:frame text:anchor-type="as-char" svg:width="66.46mm" svg:height="17.99mm" style:rel-width="scale" style:rel-height="scale"><draw:object-ole xlink:href="OleObj3"/><draw:image xlink:href="ObjectReplacements/OleObj3"/></draw:frame><text:span text:style-name="T10"/></text:p>
      <text:p text:style-name="P5"><text:span text:style-name="T10"/></text:p>
      <text:p text:style-name="P5"><text:span text:style-name="T10"/></text:p>
      <text:p text:style-name="P6"><text:span text:style-name="T11"/></text:p>
      <text:p text:style-name="P7"><draw:frame text:anchor-type="as-char" svg:width="22.01mm" svg:height="12.70mm" style:rel-width="scale" style:rel-height="scale"><draw:object-ole xlink:href="OleObj4"/><draw:image xlink:href="ObjectReplacements/OleObj4"/></draw:frame><text:span text:style-name="T11"/></text:p>
      <text:p text:style-name="P7"><text:span text:style-name="T11">Compiler assumes x and y don't refer to the same location.</text:span></text:p>
      <text:p text:style-name="P7"><draw:frame text:anchor-type="as-char" svg:width="24.77mm" svg:height="62.44mm" style:rel-width="scale" style:rel-height="scale"><draw:object-ole xlink:href="OleObj5"/><draw:image xlink:href="ObjectReplacements/OleObj5"/></draw:frame><text:span text:style-name="T11"/></text:p>
      <text:p text:style-name="P7"><text:span text:style-name="T11">Even if X and Y have the same contents, compiler assumes that x and y do not refer to the same location.</text:span></text:p>
      <text:p text:style-name="P7"><draw:frame text:anchor-type="as-char" svg:width="26.25mm" svg:height="42.12mm" style:rel-width="scale" style:rel-height="scale"><draw:object-ole xlink:href="OleObj6"/><draw:image xlink:href="ObjectReplacements/OleObj6"/></draw:frame><text:span text:style-name="T11"/></text:p>
      <text:p text:style-name="P7"><text:span text:style-name="T11">Compiler will assume x and y may refer to the same location, however, it will not perform optimizations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8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